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0.687cm"/>
    </style:style>
    <style:style style:name="co3" style:family="table-column">
      <style:table-column-properties fo:break-before="auto" style:column-width="1.79cm"/>
    </style:style>
    <style:style style:name="co4" style:family="table-column">
      <style:table-column-properties fo:break-before="auto" style:column-width="7.692cm"/>
    </style:style>
    <style:style style:name="co5" style:family="table-column">
      <style:table-column-properties fo:break-before="auto" style:column-width="2.125cm"/>
    </style:style>
    <style:style style:name="co6" style:family="table-column">
      <style:table-column-properties fo:break-before="auto" style:column-width="7.747cm"/>
    </style:style>
    <style:style style:name="co7" style:family="table-column">
      <style:table-column-properties fo:break-before="auto" style:column-width="1.774cm"/>
    </style:style>
    <style:style style:name="ro1" style:family="table-row">
      <style:table-row-properties style:row-height="0.62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926cm" fo:break-before="auto" style:use-optimal-row-height="fals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2" style:family="table-cell" style:parent-style-name="Default">
      <style:table-cell-properties style:glyph-orientation-vertical="0" fo:border-bottom="0.035cm solid #1a1a1a" style:diagonal-bl-tr="none" style:diagonal-tl-br="none" style:text-align-source="fix" style:repeat-content="false" fo:wrap-option="no-wrap" fo:border-left="0.035cm solid #1a1a1a" style:direction="ltr" fo:border-right="none" style:rotation-angle="0" style:rotation-align="none" style:shrink-to-fit="false" fo:border-top="0.035cm solid #1a1a1a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" style:family="table-cell" style:parent-style-name="Default" style:data-style-name="N0">
      <style:table-cell-properties style:glyph-orientation-vertical="0" fo:background-color="#ffcc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map style:condition="is-true-formula(OR(['Sprint List'.$F4]=&quot;Planned&quot;;['Sprint List'.$F4]=&quot;Unplanned&quot;))" style:apply-style-name="Excel_5f_CondFormat_5f_1_5f_3_5f_1" style:base-cell-address="'Sprint List'.E4"/>
      <style:map style:condition="is-true-formula(['Sprint List'.$F4]=&quot;Ongoing&quot;)" style:apply-style-name="Excel_5f_CondFormat_5f_1_5f_3_5f_2" style:base-cell-address="'Sprint List'.E4"/>
    </style:style>
    <style:style style:name="ce4" style:family="table-cell" style:parent-style-name="Default">
      <style:table-cell-properties fo:border-bottom="none" style:diagonal-bl-tr="none" style:diagonal-tl-br="none" fo:border-left="none" fo:border-right="none" fo:border-top="0.035cm solid #1a1a1a"/>
    </style:style>
    <style:style style:name="ce5" style:family="table-cell" style:parent-style-name="Default">
      <style:table-cell-properties style:glyph-orientation-vertical="0" fo:border-bottom="0.035cm solid #1a1a1a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1a1a1a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6" style:family="table-cell" style:parent-style-name="Default" style:data-style-name="N511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map style:condition="is-true-formula(OR(['Sprint List'.$F4]=&quot;Planned&quot;;['Sprint List'.$F4]=&quot;Unplanned&quot;))" style:apply-style-name="Excel_5f_CondFormat_5f_1_5f_3_5f_1" style:base-cell-address="'Sprint List'.E4"/>
      <style:map style:condition="is-true-formula(['Sprint List'.$F4]=&quot;Ongoing&quot;)" style:apply-style-name="Excel_5f_CondFormat_5f_1_5f_3_5f_2" style:base-cell-address="'Sprint List'.E4"/>
    </style:style>
    <style:style style:name="ce7" style:family="table-cell" style:parent-style-name="Default" style:data-style-name="N5116">
      <style:table-cell-properties style:glyph-orientation-vertical="0" fo:background-color="#ffcc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map style:condition="is-true-formula(OR(['Sprint List'.$F4]=&quot;Planned&quot;;['Sprint List'.$F4]=&quot;Unplanned&quot;))" style:apply-style-name="Excel_5f_CondFormat_5f_1_5f_3_5f_1" style:base-cell-address="'Sprint List'.E4"/>
      <style:map style:condition="is-true-formula(['Sprint List'.$F4]=&quot;Ongoing&quot;)" style:apply-style-name="Excel_5f_CondFormat_5f_1_5f_3_5f_2" style:base-cell-address="'Sprint List'.E4"/>
    </style:style>
    <style:style style:name="ce8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map style:condition="is-true-formula(OR(['Sprint List'.$F4]=&quot;Planned&quot;;['Sprint List'.$F4]=&quot;Unplanned&quot;))" style:apply-style-name="Excel_5f_CondFormat_5f_1_5f_3_5f_1" style:base-cell-address="'Sprint List'.E4"/>
      <style:map style:condition="is-true-formula(['Sprint List'.$F4]=&quot;Ongoing&quot;)" style:apply-style-name="Excel_5f_CondFormat_5f_1_5f_3_5f_2" style:base-cell-address="'Sprint List'.E4"/>
    </style:style>
    <style:style style:name="ce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1a1a1a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0" style:family="table-cell" style:parent-style-name="Default" style:data-style-name="N0">
      <style:table-cell-properties style:glyph-orientation-vertical="0" fo:border-bottom="none" fo:background-color="#ffcc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1a1a1a" style:vertical-align="automatic"/>
      <style:paragraph-properties fo:text-align="center" fo:margin-left="0cm" style:writing-mode="page"/>
      <style:map style:condition="is-true-formula(['Sprint List'.$F4]=&quot;Planned&quot;)" style:apply-style-name="Excel_5f_CondFormat_5f_1_5f_1_5f_1" style:base-cell-address="'Sprint List'.G4"/>
      <style:map style:condition="is-true-formula(['Sprint List'.$F4]=&quot;Ongoing&quot;)" style:apply-style-name="Excel_5f_CondFormat_5f_1_5f_1_5f_2" style:base-cell-address="'Sprint List'.G4"/>
    </style:style>
    <style:style style:name="ce11" style:family="table-cell" style:parent-style-name="Default">
      <style:table-cell-properties fo:border-bottom="0.035cm solid #1a1a1a" style:diagonal-bl-tr="none" style:diagonal-tl-br="none" fo:border-left="none" fo:border-right="none" fo:border-top="0.035cm solid #1a1a1a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2" style:family="table-cell" style:parent-style-name="Default">
      <style:table-cell-properties style:diagonal-bl-tr="none" style:diagonal-tl-br="none" fo:border="none"/>
      <style:map style:condition="is-true-formula(['Sprint List'.$F4]=&quot;Planned&quot;)" style:apply-style-name="Excel_5f_CondFormat_5f_1_5f_2_5f_1" style:base-cell-address="'Sprint List'.F4"/>
      <style:map style:condition="is-true-formula(['Sprint List'.$F4]=&quot;Ongoing&quot;)" style:apply-style-name="Excel_5f_CondFormat_5f_1_5f_2_5f_2" style:base-cell-address="'Sprint List'.F4"/>
      <style:map style:condition="cell-content()=&quot;Unplanned&quot;" style:apply-style-name="Excel_5f_CondFormat_5f_1_5f_2_5f_3" style:base-cell-address="'Sprint List'.F4"/>
    </style:style>
    <style:style style:name="ce1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1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1a1a1a" style:vertical-align="automatic"/>
      <style:paragraph-properties fo:text-align="center" fo:margin-left="0cm" style:writing-mode="page"/>
    </style:style>
    <style:style style:name="ce15" style:family="table-cell" style:parent-style-name="Default">
      <style:table-cell-properties fo:border-bottom="none" style:diagonal-bl-tr="none" style:diagonal-tl-br="none" fo:border-left="none" fo:border-right="0.035cm solid #1a1a1a" fo:border-top="0.035cm solid #1a1a1a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6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border-right="0.035cm solid #1a1a1a" style:rotation-angle="0" style:rotation-align="none" style:shrink-to-fit="false" fo:border-top="0.035cm solid #1a1a1a" style:vertical-align="automatic"/>
      <style:paragraph-properties fo:text-align="start" fo:margin-left="0cm" style:writing-mode="page"/>
      <style:map style:condition="is-true-formula(OR(['Sprint List'.$F4]=&quot;Planned&quot;;['Sprint List'.$F4]=&quot;Unplanned&quot;))" style:apply-style-name="Excel_5f_CondFormat_5f_1_5f_3_5f_1" style:base-cell-address="'Sprint List'.E4"/>
      <style:map style:condition="is-true-formula(['Sprint List'.$F4]=&quot;Ongoing&quot;)" style:apply-style-name="Excel_5f_CondFormat_5f_1_5f_3_5f_2" style:base-cell-address="'Sprint List'.E4"/>
    </style:style>
    <style:style style:name="ce17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border-right="0.035cm solid #1a1a1a" style:rotation-angle="0" style:rotation-align="none" style:shrink-to-fit="false" fo:border-top="none" style:vertical-align="automatic"/>
      <style:paragraph-properties fo:text-align="start" fo:margin-left="0cm" style:writing-mode="page"/>
      <style:map style:condition="is-true-formula(OR(['Sprint List'.$F4]=&quot;Planned&quot;;['Sprint List'.$F4]=&quot;Unplanned&quot;))" style:apply-style-name="Excel_5f_CondFormat_5f_1_5f_3_5f_1" style:base-cell-address="'Sprint List'.E4"/>
      <style:map style:condition="is-true-formula(['Sprint List'.$F4]=&quot;Ongoing&quot;)" style:apply-style-name="Excel_5f_CondFormat_5f_1_5f_3_5f_2" style:base-cell-address="'Sprint List'.E4"/>
    </style:style>
    <style:style style:name="ce18" style:family="table-cell" style:parent-style-name="Default" style:data-style-name="N0">
      <style:table-cell-properties style:glyph-orientation-vertical="0" fo:border-bottom="0.035cm solid #1a1a1a" style:diagonal-bl-tr="none" style:diagonal-tl-br="none" style:text-align-source="fix" style:repeat-content="false" fo:background-color="transparent" fo:wrap-option="no-wrap" fo:border-left="none" style:direction="ltr" fo:border-right="0.035cm solid #1a1a1a" style:rotation-angle="0" style:rotation-align="none" style:shrink-to-fit="false" fo:border-top="none" style:vertical-align="automatic"/>
      <style:paragraph-properties fo:text-align="start" fo:margin-left="0cm" style:writing-mode="page"/>
      <style:map style:condition="is-true-formula(OR(['Sprint List'.$F4]=&quot;Planned&quot;;['Sprint List'.$F4]=&quot;Unplanned&quot;))" style:apply-style-name="Excel_5f_CondFormat_5f_1_5f_3_5f_1" style:base-cell-address="'Sprint List'.E4"/>
      <style:map style:condition="is-true-formula(['Sprint List'.$F4]=&quot;Ongoing&quot;)" style:apply-style-name="Excel_5f_CondFormat_5f_1_5f_3_5f_2" style:base-cell-address="'Sprint List'.E4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1a1a1a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35cm solid #1a1a1a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2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35cm solid #1a1a1a" style:direction="ltr" fo:border-right="0.035cm solid #1a1a1a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22" style:family="table-cell" style:parent-style-name="Default">
      <style:table-cell-properties style:glyph-orientation-vertical="0" fo:border-bottom="0.035cm solid #1a1a1a" style:diagonal-bl-tr="none" style:diagonal-tl-br="none" style:text-align-source="fix" style:repeat-content="false" fo:wrap-option="no-wrap" fo:border-left="0.035cm solid #1a1a1a" style:direction="ltr" fo:border-right="0.035cm solid #1a1a1a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2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2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</style:style>
    <style:style style:name="ce25" style:family="table-cell" style:parent-style-name="Default">
      <style:table-cell-properties style:glyph-orientation-vertical="0" fo:border-bottom="0.088cm solid #1a1a1a" fo:background-color="#ffcc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  <style:map style:condition="is-true-formula(['Sprint List'.$C44]=&quot;Done&quot;)" style:apply-style-name="Excel_5f_CondFormat_5f_2_5f_1_5f_1" style:base-cell-address="'Sprint List'.G44"/>
      <style:map style:condition="is-true-formula(['Sprint List'.$C44]=&quot;Ongoing&quot;)" style:apply-style-name="Excel_5f_CondFormat_5f_2_5f_1_5f_2" style:base-cell-address="'Sprint List'.G44"/>
      <style:map style:condition="is-true-formula(['Sprint List'.$C44]=&quot;Removed&quot;)" style:apply-style-name="Excel_5f_CondFormat_5f_2_5f_1_5f_3" style:base-cell-address="'Sprint List'.G44"/>
    </style:style>
    <style:style style:name="ce26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map style:condition="is-true-formula(['Sprint List'.$C44]=&quot;Done&quot;)" style:apply-style-name="Excel_5f_CondFormat_5f_2_5f_1_5f_1" style:base-cell-address="'Sprint List'.G44"/>
      <style:map style:condition="is-true-formula(['Sprint List'.$C44]=&quot;Ongoing&quot;)" style:apply-style-name="Excel_5f_CondFormat_5f_2_5f_1_5f_2" style:base-cell-address="'Sprint List'.G44"/>
      <style:map style:condition="is-true-formula(['Sprint List'.$C44]=&quot;Removed&quot;)" style:apply-style-name="Excel_5f_CondFormat_5f_2_5f_1_5f_3" style:base-cell-address="'Sprint List'.G44"/>
    </style:style>
    <style:style style:name="ce2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</style:style>
    <style:style style:name="ce2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</style:style>
    <style:style style:name="ce29" style:family="table-cell" style:parent-style-name="Default">
      <style:table-cell-properties style:glyph-orientation-vertical="0" fo:border-bottom="0.088cm solid #1a1a1a" fo:background-color="#ffcc99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  <style:map style:condition="is-true-formula(['Sprint List'.$C44]=&quot;Done&quot;)" style:apply-style-name="Excel_5f_CondFormat_5f_2_5f_1_5f_1" style:base-cell-address="'Sprint List'.G44"/>
      <style:map style:condition="is-true-formula(['Sprint List'.$C44]=&quot;Ongoing&quot;)" style:apply-style-name="Excel_5f_CondFormat_5f_2_5f_1_5f_2" style:base-cell-address="'Sprint List'.G44"/>
      <style:map style:condition="is-true-formula(['Sprint List'.$C44]=&quot;Removed&quot;)" style:apply-style-name="Excel_5f_CondFormat_5f_2_5f_1_5f_3" style:base-cell-address="'Sprint List'.G44"/>
    </style:style>
    <style:style style:name="ce30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map style:condition="is-true-formula(['Sprint List'.$C44]=&quot;Done&quot;)" style:apply-style-name="Excel_5f_CondFormat_5f_2_5f_1_5f_1" style:base-cell-address="'Sprint List'.G44"/>
      <style:map style:condition="is-true-formula(['Sprint List'.$C44]=&quot;Ongoing&quot;)" style:apply-style-name="Excel_5f_CondFormat_5f_2_5f_1_5f_2" style:base-cell-address="'Sprint List'.G44"/>
      <style:map style:condition="is-true-formula(['Sprint List'.$C44]=&quot;Removed&quot;)" style:apply-style-name="Excel_5f_CondFormat_5f_2_5f_1_5f_3" style:base-cell-address="'Sprint List'.G44"/>
    </style:style>
    <style:style style:name="ce3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map style:condition="is-true-formula(['Sprint List'.$C44]=&quot;Done&quot;)" style:apply-style-name="Excel_5f_CondFormat_5f_2_5f_1_5f_1" style:base-cell-address="'Sprint List'.G44"/>
      <style:map style:condition="is-true-formula(['Sprint List'.$C44]=&quot;Ongoing&quot;)" style:apply-style-name="Excel_5f_CondFormat_5f_2_5f_1_5f_2" style:base-cell-address="'Sprint List'.G44"/>
      <style:map style:condition="is-true-formula(['Sprint List'.$C44]=&quot;Removed&quot;)" style:apply-style-name="Excel_5f_CondFormat_5f_2_5f_1_5f_3" style:base-cell-address="'Sprint List'.G44"/>
    </style:style>
    <style:style style:name="ce3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0.088cm solid #1a1a1a" fo:background-color="#ffcc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  <style:map style:condition="is-true-formula(['Sprint List'.$C44]=&quot;Done&quot;)" style:apply-style-name="Excel_5f_CondFormat_5f_2_5f_1_5f_1" style:base-cell-address="'Sprint List'.G44"/>
      <style:map style:condition="is-true-formula(['Sprint List'.$C44]=&quot;Ongoing&quot;)" style:apply-style-name="Excel_5f_CondFormat_5f_2_5f_1_5f_2" style:base-cell-address="'Sprint List'.G44"/>
      <style:map style:condition="is-true-formula(['Sprint List'.$C44]=&quot;Removed&quot;)" style:apply-style-name="Excel_5f_CondFormat_5f_2_5f_1_5f_3" style:base-cell-address="'Sprint List'.G44"/>
    </style:style>
    <style:style style:name="ce3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map style:condition="is-true-formula(['Sprint List'.$C44]=&quot;Done&quot;)" style:apply-style-name="Excel_5f_CondFormat_5f_2_5f_1_5f_1" style:base-cell-address="'Sprint List'.G44"/>
      <style:map style:condition="is-true-formula(['Sprint List'.$C44]=&quot;Ongoing&quot;)" style:apply-style-name="Excel_5f_CondFormat_5f_2_5f_1_5f_2" style:base-cell-address="'Sprint List'.G44"/>
      <style:map style:condition="is-true-formula(['Sprint List'.$C44]=&quot;Removed&quot;)" style:apply-style-name="Excel_5f_CondFormat_5f_2_5f_1_5f_3" style:base-cell-address="'Sprint List'.G44"/>
    </style:style>
    <style:style style:name="ce35" style:family="table-cell" style:parent-style-name="Default" style:data-style-name="N5119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</style:style>
    <style:style style:name="ce3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map style:condition="is-true-formula('product backlog'.$#REF!#REF!=&quot;Done&quot;)" style:apply-style-name="Excel_5f_CondFormat_5f_2_5f_4_5f_1" style:base-cell-address="'Sprint List'.G22"/>
      <style:map style:condition="is-true-formula('product backlog'.$#REF!#REF!=&quot;Ongoing&quot;)" style:apply-style-name="Excel_5f_CondFormat_5f_2_5f_4_5f_2" style:base-cell-address="'Sprint List'.G22"/>
      <style:map style:condition="is-true-formula('product backlog'.$#REF!#REF!=&quot;Removed&quot;)" style:apply-style-name="Excel_5f_CondFormat_5f_2_5f_4_5f_3" style:base-cell-address="'Sprint List'.G22"/>
    </style:style>
    <style:style style:name="ce37" style:family="table-cell" style:parent-style-name="Default" style:data-style-name="N5119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map style:condition="is-true-formula('product backlog'.$#REF!#REF!=&quot;Done&quot;)" style:apply-style-name="Excel_5f_CondFormat_5f_2_5f_3_5f_1" style:base-cell-address="'Sprint List'.G42"/>
      <style:map style:condition="is-true-formula('product backlog'.$#REF!#REF!=&quot;Ongoing&quot;)" style:apply-style-name="Excel_5f_CondFormat_5f_2_5f_3_5f_2" style:base-cell-address="'Sprint List'.G42"/>
      <style:map style:condition="is-true-formula('product backlog'.$#REF!#REF!=&quot;Removed&quot;)" style:apply-style-name="Excel_5f_CondFormat_5f_2_5f_3_5f_3" style:base-cell-address="'Sprint List'.G42"/>
    </style:style>
    <style:style style:name="ce3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map style:condition="is-true-formula('product backlog'.$#REF!#REF!=&quot;Done&quot;)" style:apply-style-name="Excel_5f_CondFormat_5f_2_5f_3_5f_1" style:base-cell-address="'Sprint List'.G42"/>
      <style:map style:condition="is-true-formula('product backlog'.$#REF!#REF!=&quot;Ongoing&quot;)" style:apply-style-name="Excel_5f_CondFormat_5f_2_5f_3_5f_2" style:base-cell-address="'Sprint List'.G42"/>
      <style:map style:condition="is-true-formula('product backlog'.$#REF!#REF!=&quot;Removed&quot;)" style:apply-style-name="Excel_5f_CondFormat_5f_2_5f_3_5f_3" style:base-cell-address="'Sprint List'.G42"/>
    </style:style>
    <style:style style:name="ce39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map style:condition="is-true-formula(['Sprint List'.$C43]=&quot;Done&quot;)" style:apply-style-name="Excel_5f_CondFormat_5f_2_5f_2_5f_1" style:base-cell-address="'Sprint List'.G53"/>
      <style:map style:condition="is-true-formula(['Sprint List'.$C43]=&quot;Ongoing&quot;)" style:apply-style-name="Excel_5f_CondFormat_5f_2_5f_2_5f_2" style:base-cell-address="'Sprint List'.G53"/>
      <style:map style:condition="is-true-formula(['Sprint List'.$C43]=&quot;Removed&quot;)" style:apply-style-name="Excel_5f_CondFormat_5f_2_5f_2_5f_3" style:base-cell-address="'Sprint List'.G53"/>
    </style:style>
    <style:style style:name="ce40" style:family="table-cell" style:parent-style-name="Default" style:data-style-name="N5119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</style:style>
    <style:style style:name="gr1" style:family="graphic">
      <style:graphic-properties draw:stroke="solid" svg:stroke-width="0.026cm" svg:stroke-color="#000000" draw:stroke-linejoin="miter" draw:fill="solid" draw:fill-color="#ffffe0" draw:textarea-horizontal-align="justify" draw:textarea-vertical-align="top" draw:auto-grow-height="false" draw:auto-grow-width="false" fo:padding-top="0.056cm" fo:padding-bottom="0.056cm" fo:padding-left="0.056cm" fo:padding-right="0.056cm" fo:wrap-option="wrap" draw:shadow="visible" draw:shadow-offset-x="0.035cm" draw:shadow-offset-y="0.035cm" draw:shadow-color="#000000"/>
    </style:style>
    <style:style style:name="P1" style:family="paragraph"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normal"/>
    </style:style>
    <style:style style:name="P2" style:family="paragraph">
      <style:paragraph-properties fo:text-align="start" style:writing-mode="lr-tb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fo:hyphenate="false"/>
    </style:style>
    <style:style style:name="T1" style:family="text">
      <style:text-properties fo:color="#000000" style:text-outline="false" style:text-line-through-style="none" style:text-position="0% 100%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T2" style:family="text">
      <style:text-properties fo:color="#000000" style:text-outline="false" style:text-line-through-style="none" style:text-position="0% 100%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T3" style:family="text">
      <style:text-properties fo:color="#000000" style:text-outline="false" style:text-line-through-style="none" style:text-position="0% 100%" style:font-name="Arial1" fo:font-size="8pt" fo:language="en" fo:country="US" fo:font-style="normal" fo:text-shadow="none" style:text-underline-style="none" fo:font-weight="normal" style:text-underline-mode="continuous" style:text-line-through-mode="continuous" style:font-name-asian="DejaVu Sans" style:font-size-asian="8pt" style:language-asian="zxx" style:country-asian="none" style:font-style-asian="normal" style:font-weight-asian="normal" style:font-name-complex="Arial1" style:font-size-complex="8pt" style:language-complex="zxx" style:country-complex="none" style:font-style-complex="normal" style:font-weight-complex="normal" style:text-emphasize="none" style:font-relief="none"/>
    </style:style>
  </office:automatic-styles>
  <office:body>
    <office:spreadsheet>
      <table:content-validations>
        <table:content-validation table:name="val1" table:condition="of:cell-content-is-in-list(&quot;Planned&quot;;&quot;Ongoing&quot;;&quot;Released&quot;;&quot;Unplanned&quot;)" table:allow-empty-cell="true" table:display-list="unsorted" table:base-cell-address="'Sprint List'.F4">
          <table:error-message table:message-type="stop" table:display="true"/>
        </table:content-validation>
        <table:content-validation table:name="val2" table:condition="of:cell-content-is-in-list(&quot;Planned&quot;;&quot;Ongoing&quot;;&quot;Done&quot;;&quot;Removed&quot;)" table:allow-empty-cell="true" table:display-list="unsorted" table:base-cell-address="'Sprint List'.C54"/>
      </table:content-validations>
      <table:table table:name="Sprint List" table:style-name="ta1" table:print="false">
        <office:forms form:automatic-focus="false" form:apply-design-mode="false"/>
        <table:table-column table:style-name="co1" table:default-cell-style-name="ce3"/>
        <table:table-column table:style-name="co1" table:default-cell-style-name="ce7"/>
        <table:table-column table:style-name="co1" table:default-cell-style-name="ce8"/>
        <table:table-column table:style-name="co1" table:default-cell-style-name="ce7"/>
        <table:table-column table:style-name="co1" table:default-cell-style-name="ce3"/>
        <table:table-column table:style-name="co1" table:default-cell-style-name="ce12"/>
        <table:table-column table:style-name="co1" table:default-cell-style-name="ce8"/>
        <table:table-column table:style-name="co2" table:default-cell-style-name="ce17"/>
        <table:table-column table:style-name="co1" table:default-cell-style-name="ce21"/>
        <table:table-row table:style-name="ro1">
          <table:table-cell table:style-name="ce1" office:value-type="string">
            <text:p>Sprint Plan</text:p>
          </table:table-cell>
          <table:table-cell table:style-name="Default" table:number-columns-repeated="5"/>
          <table:table-cell table:style-name="ce13"/>
          <table:table-cell table:style-name="Default" table:number-columns-repeated="2"/>
        </table:table-row>
        <table:table-row table:style-name="ro2">
          <table:table-cell table:style-name="Default" table:number-columns-repeated="6"/>
          <table:table-cell table:style-name="ce13"/>
          <table:table-cell table:style-name="Default" table:number-columns-repeated="2"/>
        </table:table-row>
        <table:table-row table:style-name="ro2">
          <table:table-cell table:style-name="ce2" office:value-type="string">
            <text:p>Sprint</text:p>
          </table:table-cell>
          <table:table-cell table:style-name="ce5" office:value-type="string">
            <text:p>Start</text:p>
          </table:table-cell>
          <table:table-cell table:style-name="ce5" office:value-type="string">
            <text:p>Days</text:p>
          </table:table-cell>
          <table:table-cell table:style-name="ce5" office:value-type="string">
            <text:p>End</text:p>
          </table:table-cell>
          <table:table-cell table:style-name="ce5" office:value-type="string">
            <text:p>Size</text:p>
          </table:table-cell>
          <table:table-cell table:style-name="ce11" office:value-type="string">
            <text:p>Status</text:p>
          </table:table-cell>
          <table:table-cell table:style-name="ce5" office:value-type="string">
            <text:p>Release Date</text:p>
          </table:table-cell>
          <table:table-cell table:style-name="ce15" office:value-type="string">
            <text:p>Goal</text:p>
          </table:table-cell>
          <table:table-cell table:style-name="ce19" office:value-type="string">
            <text:p>Increment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style-name="ce6" office:value-type="date" office:date-value="2009-08-03">
            <text:p>8/3/2009</text:p>
          </table:table-cell>
          <table:table-cell office:value-type="float" office:value="3">
            <text:p>3</text:p>
          </table:table-cell>
          <table:table-cell table:formula="of:=IF(AND([.B4]&lt;&gt;&quot;&quot;;[.C4]&lt;&gt;&quot;&quot;);[.B4]+[.C4]-1;&quot;&quot;)" office:value-type="date" office:date-value="2009-08-05">
            <text:p>8/5/2009</text:p>
          </table:table-cell>
          <table:table-cell table:formula="of:=IF([.A4]=&quot;&quot;;&quot;&quot;;SUMIF([$'Bikemap Backlog'.E$5:.E$103];[$'Sprint List'.A4];[$'Bikemap Backlog'.D$5:.D$103]))" office:value-type="float" office:value="5">
            <text:p>5</text:p>
          </table:table-cell>
          <table:table-cell table:content-validation-name="val1" office:value-type="string">
            <text:p>Released</text:p>
          </table:table-cell>
          <table:table-cell/>
          <table:table-cell table:style-name="ce16"/>
          <table:table-cell table:style-name="ce20" office:value-type="float" office:value="1">
            <text:p>1</text:p>
          </table:table-cell>
        </table:table-row>
        <table:table-row table:style-name="ro2">
          <table:table-cell office:value-type="float" office:value="2">
            <text:p>2</text:p>
          </table:table-cell>
          <table:table-cell table:formula="of:=IF(AND([.B4]&lt;&gt;&quot;&quot;;[.C4]&lt;&gt;&quot;&quot;;[.C5]&lt;&gt;&quot;&quot;);[.B4]+[.C4];&quot;&quot;)" office:value-type="date" office:date-value="2009-08-06">
            <text:p>8/6/2009</text:p>
          </table:table-cell>
          <table:table-cell office:value-type="float" office:value="2">
            <text:p>2</text:p>
          </table:table-cell>
          <table:table-cell table:formula="of:=IF(AND([.B5]&lt;&gt;&quot;&quot;;[.C5]&lt;&gt;&quot;&quot;);[.B5]+[.C5]-1;&quot;&quot;)" office:value-type="date" office:date-value="2009-08-07">
            <text:p>8/7/2009</text:p>
          </table:table-cell>
          <table:table-cell table:formula="of:=IF([.A5]=&quot;&quot;;&quot;&quot;;SUMIF([$'Bikemap Backlog'.E$5:.E$103];[$'Sprint List'.A5];[$'Bikemap Backlog'.D$5:.D$103]))" office:value-type="float" office:value="0">
            <text:p>0</text:p>
          </table:table-cell>
          <table:table-cell table:content-validation-name="val1" office:value-type="string">
            <text:p>Unplanned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formula="of:=IF(AND([.B5]&lt;&gt;&quot;&quot;;[.C5]&lt;&gt;&quot;&quot;;[.C6]&lt;&gt;&quot;&quot;);[.B5]+[.C5];&quot;&quot;)" office:value-type="date" office:date-value="2009-08-08">
            <text:p>8/8/2009</text:p>
          </table:table-cell>
          <table:table-cell office:value-type="float" office:value="5">
            <text:p>5</text:p>
          </table:table-cell>
          <table:table-cell table:formula="of:=IF(AND([.B6]&lt;&gt;&quot;&quot;;[.C6]&lt;&gt;&quot;&quot;);[.B6]+[.C6]-1;&quot;&quot;)" office:value-type="date" office:date-value="2009-08-12">
            <text:p>8/12/2009</text:p>
          </table:table-cell>
          <table:table-cell table:formula="of:=IF([.A6]=&quot;&quot;;&quot;&quot;;SUMIF([$'Bikemap Backlog'.E$5:.E$103];[$'Sprint List'.A6];[$'Bikemap Backlog'.D$5:.D$103]))" office:value-type="float" office:value="3">
            <text:p>3</text:p>
          </table:table-cell>
          <table:table-cell table:content-validation-name="val1" office:value-type="string">
            <text:p>Unplanned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formula="of:=IF(AND([.B6]&lt;&gt;&quot;&quot;;[.C6]&lt;&gt;&quot;&quot;;[.C7]&lt;&gt;&quot;&quot;);[.B6]+[.C6];&quot;&quot;)" office:value-type="date" office:date-value="2009-08-13">
            <text:p>8/13/2009</text:p>
          </table:table-cell>
          <table:table-cell office:value-type="float" office:value="2">
            <text:p>2</text:p>
          </table:table-cell>
          <table:table-cell table:formula="of:=IF(AND([.B7]&lt;&gt;&quot;&quot;;[.C7]&lt;&gt;&quot;&quot;);[.B7]+[.C7]-1;&quot;&quot;)" office:value-type="date" office:date-value="2009-08-14">
            <text:p>8/14/2009</text:p>
          </table:table-cell>
          <table:table-cell table:formula="of:=IF([.A7]=&quot;&quot;;&quot;&quot;;SUMIF([$'Bikemap Backlog'.E$5:.E$103];[$'Sprint List'.A7];[$'Bikemap Backlog'.D$5:.D$103]))" office:value-type="float" office:value="1">
            <text:p>1</text:p>
          </table:table-cell>
          <table:table-cell table:content-validation-name="val1" table:formula="of:=IF(AND(OR([.F6]=&quot;Planned&quot;;[.F6]=&quot;Ongoing&quot;);[.C7]&lt;&gt;&quot;&quot;);&quot;Planned&quot;;&quot;Unplanned&quot;)" office:value-type="string" office:string-value="Unplanned">
            <text:p>Unplanned</text:p>
          </table:table-cell>
          <table:table-cell table:number-columns-repeated="2"/>
          <table:table-cell office:value-type="float" office:value="2">
            <text:p>2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formula="of:=IF(AND([.B7]&lt;&gt;&quot;&quot;;[.C7]&lt;&gt;&quot;&quot;;[.C8]&lt;&gt;&quot;&quot;);[.B7]+[.C7];&quot;&quot;)" office:value-type="date" office:date-value="2009-08-15">
            <text:p>8/15/2009</text:p>
          </table:table-cell>
          <table:table-cell office:value-type="float" office:value="5">
            <text:p>5</text:p>
          </table:table-cell>
          <table:table-cell table:formula="of:=IF(AND([.B8]&lt;&gt;&quot;&quot;;[.C8]&lt;&gt;&quot;&quot;);[.B8]+[.C8]-1;&quot;&quot;)" office:value-type="date" office:date-value="2009-08-19">
            <text:p>8/19/2009</text:p>
          </table:table-cell>
          <table:table-cell table:formula="of:=IF([.A8]=&quot;&quot;;&quot;&quot;;SUMIF([$'Bikemap Backlog'.E$5:.E$103];[$'Sprint List'.A8];[$'Bikemap Backlog'.D$5:.D$103]))" office:value-type="float" office:value="0">
            <text:p>0</text:p>
          </table:table-cell>
          <table:table-cell table:content-validation-name="val1" table:formula="of:=IF(AND(OR([.F7]=&quot;Planned&quot;;[.F7]=&quot;Ongoing&quot;);[.C8]&lt;&gt;&quot;&quot;);&quot;Planned&quot;;&quot;Unplanned&quot;)" office:value-type="string" office:string-value="Unplanned">
            <text:p>Unplanned</text:p>
          </table:table-cell>
          <table:table-cell table:number-columns-repeated="2"/>
          <table:table-cell office:value-type="float" office:value="2">
            <text:p>2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formula="of:=IF(AND([.B8]&lt;&gt;&quot;&quot;;[.C8]&lt;&gt;&quot;&quot;;[.C9]&lt;&gt;&quot;&quot;);[.B8]+[.C8];&quot;&quot;)" office:value-type="date" office:date-value="2009-08-20">
            <text:p>8/20/2009</text:p>
          </table:table-cell>
          <table:table-cell office:value-type="float" office:value="2">
            <text:p>2</text:p>
          </table:table-cell>
          <table:table-cell table:formula="of:=IF(AND([.B9]&lt;&gt;&quot;&quot;;[.C9]&lt;&gt;&quot;&quot;);[.B9]+[.C9]-1;&quot;&quot;)" office:value-type="date" office:date-value="2009-08-21">
            <text:p>8/21/2009</text:p>
          </table:table-cell>
          <table:table-cell table:formula="of:=IF([.A9]=&quot;&quot;;&quot;&quot;;SUMIF([$'Bikemap Backlog'.E$5:.E$103];[$'Sprint List'.A9];[$'Bikemap Backlog'.D$5:.D$103]))" office:value-type="float" office:value="0">
            <text:p>0</text:p>
          </table:table-cell>
          <table:table-cell table:content-validation-name="val1" table:formula="of:=IF(AND(OR([.F8]=&quot;Planned&quot;;[.F8]=&quot;Ongoing&quot;);[.C9]&lt;&gt;&quot;&quot;);&quot;Planned&quot;;&quot;Unplanned&quot;)" office:value-type="string" office:string-value="Unplanned">
            <text:p>Unplanned</text:p>
          </table:table-cell>
          <table:table-cell table:number-columns-repeated="2"/>
          <table:table-cell office:value-type="float" office:value="2">
            <text:p>2</text:p>
          </table:table-cell>
        </table:table-row>
        <table:table-row table:style-name="ro2">
          <table:table-cell office:value-type="float" office:value="7">
            <text:p>7</text:p>
          </table:table-cell>
          <table:table-cell table:formula="of:=IF(AND([.B9]&lt;&gt;&quot;&quot;;[.C9]&lt;&gt;&quot;&quot;;[.C10]&lt;&gt;&quot;&quot;);[.B9]+[.C9];&quot;&quot;)" office:value-type="date" office:date-value="2009-08-22">
            <text:p>8/22/2009</text:p>
          </table:table-cell>
          <table:table-cell office:value-type="float" office:value="5">
            <text:p>5</text:p>
          </table:table-cell>
          <table:table-cell table:formula="of:=IF(AND([.B10]&lt;&gt;&quot;&quot;;[.C10]&lt;&gt;&quot;&quot;);[.B10]+[.C10]-1;&quot;&quot;)" office:value-type="date" office:date-value="2009-08-26">
            <text:p>8/26/2009</text:p>
          </table:table-cell>
          <table:table-cell table:formula="of:=IF([.A10]=&quot;&quot;;&quot;&quot;;SUMIF([$'Bikemap Backlog'.E$6:.E$103];[$'Sprint List'.A10];[$'Bikemap Backlog'.D$6:.D$103]))" office:value-type="float" office:value="0">
            <text:p>0</text:p>
          </table:table-cell>
          <table:table-cell table:content-validation-name="val1" table:formula="of:=IF(AND(OR([.F9]=&quot;Planned&quot;;[.F9]=&quot;Ongoing&quot;);[.C10]&lt;&gt;&quot;&quot;);&quot;Planned&quot;;&quot;Unplanned&quot;)" office:value-type="string" office:string-value="Unplanned">
            <text:p>Unplanned</text:p>
          </table:table-cell>
          <table:table-cell table:number-columns-repeated="3"/>
        </table:table-row>
        <table:table-row table:style-name="ro2">
          <table:table-cell office:value-type="float" office:value="8">
            <text:p>8</text:p>
          </table:table-cell>
          <table:table-cell table:formula="of:=IF(AND([.B10]&lt;&gt;&quot;&quot;;[.C10]&lt;&gt;&quot;&quot;;[.C11]&lt;&gt;&quot;&quot;);[.B10]+[.C10];&quot;&quot;)" office:value-type="date" office:date-value="2009-08-27">
            <text:p>8/27/2009</text:p>
          </table:table-cell>
          <table:table-cell office:value-type="float" office:value="2">
            <text:p>2</text:p>
          </table:table-cell>
          <table:table-cell table:formula="of:=IF(AND([.B11]&lt;&gt;&quot;&quot;;[.C11]&lt;&gt;&quot;&quot;);[.B11]+[.C11]-1;&quot;&quot;)" office:value-type="date" office:date-value="2009-08-28">
            <text:p>8/28/2009</text:p>
          </table:table-cell>
          <table:table-cell table:formula="of:=IF([.A11]=&quot;&quot;;&quot;&quot;;SUMIF([$'Bikemap Backlog'.E$6:.E$103];[$'Sprint List'.A11];[$'Bikemap Backlog'.D$6:.D$103]))" office:value-type="float" office:value="0">
            <text:p>0</text:p>
          </table:table-cell>
          <table:table-cell table:content-validation-name="val1" table:formula="of:=IF(AND(OR([.F10]=&quot;Planned&quot;;[.F10]=&quot;Ongoing&quot;);[.C11]&lt;&gt;&quot;&quot;);&quot;Planned&quot;;&quot;Unplanned&quot;)" office:value-type="string" office:string-value="Unplanned">
            <text:p>Unplanned</text:p>
          </table:table-cell>
          <table:table-cell table:number-columns-repeated="3"/>
        </table:table-row>
        <table:table-row table:style-name="ro2">
          <table:table-cell office:value-type="float" office:value="9">
            <text:p>9</text:p>
          </table:table-cell>
          <table:table-cell table:formula="of:=IF(AND([.B11]&lt;&gt;&quot;&quot;;[.C11]&lt;&gt;&quot;&quot;;[.C12]&lt;&gt;&quot;&quot;);[.B11]+[.C11];&quot;&quot;)" office:value-type="date" office:date-value="2009-08-29">
            <text:p>8/29/2009</text:p>
          </table:table-cell>
          <table:table-cell office:value-type="float" office:value="5">
            <text:p>5</text:p>
          </table:table-cell>
          <table:table-cell table:formula="of:=IF(AND([.B12]&lt;&gt;&quot;&quot;;[.C12]&lt;&gt;&quot;&quot;);[.B12]+[.C12]-1;&quot;&quot;)" office:value-type="date" office:date-value="2009-09-02">
            <text:p>9/2/2009</text:p>
          </table:table-cell>
          <table:table-cell table:formula="of:=IF([.A12]=&quot;&quot;;&quot;&quot;;SUMIF([$'Bikemap Backlog'.E$6:.E$103];[$'Sprint List'.A12];[$'Bikemap Backlog'.D$6:.D$103]))" office:value-type="float" office:value="0">
            <text:p>0</text:p>
          </table:table-cell>
          <table:table-cell table:content-validation-name="val1" table:formula="of:=IF(AND(OR([.F11]=&quot;Planned&quot;;[.F11]=&quot;Ongoing&quot;);[.C12]&lt;&gt;&quot;&quot;);&quot;Planned&quot;;&quot;Unplanned&quot;)" office:value-type="string" office:string-value="Unplanned">
            <text:p>Unplanned</text:p>
          </table:table-cell>
          <table:table-cell table:number-columns-repeated="3"/>
        </table:table-row>
        <table:table-row table:style-name="ro2">
          <table:table-cell office:value-type="float" office:value="10">
            <text:p>10</text:p>
          </table:table-cell>
          <table:table-cell table:formula="of:=IF(AND([.B12]&lt;&gt;&quot;&quot;;[.C12]&lt;&gt;&quot;&quot;;[.C13]&lt;&gt;&quot;&quot;);[.B12]+[.C12];&quot;&quot;)" office:value-type="date" office:date-value="2009-09-03">
            <text:p>9/3/2009</text:p>
          </table:table-cell>
          <table:table-cell office:value-type="float" office:value="2">
            <text:p>2</text:p>
          </table:table-cell>
          <table:table-cell table:formula="of:=IF(AND([.B13]&lt;&gt;&quot;&quot;;[.C13]&lt;&gt;&quot;&quot;);[.B13]+[.C13]-1;&quot;&quot;)" office:value-type="date" office:date-value="2009-09-04">
            <text:p>9/4/2009</text:p>
          </table:table-cell>
          <table:table-cell table:formula="of:=IF([.A13]=&quot;&quot;;&quot;&quot;;SUMIF([$'Bikemap Backlog'.E$6:.E$103];[$'Sprint List'.A13];[$'Bikemap Backlog'.D$6:.D$103]))" office:value-type="float" office:value="0">
            <text:p>0</text:p>
          </table:table-cell>
          <table:table-cell table:content-validation-name="val1" table:formula="of:=IF(AND(OR([.F12]=&quot;Planned&quot;;[.F12]=&quot;Ongoing&quot;);[.C13]&lt;&gt;&quot;&quot;);&quot;Planned&quot;;&quot;Unplanned&quot;)" office:value-type="string" office:string-value="Unplanned">
            <text:p>Unplanned</text:p>
          </table:table-cell>
          <table:table-cell table:number-columns-repeated="3"/>
        </table:table-row>
        <table:table-row table:style-name="ro2">
          <table:table-cell table:formula="of:=IF(AND([.B14]&lt;&gt;&quot;&quot;;[.C14]&lt;&gt;&quot;&quot;);[.A13]+1;&quot;&quot;)">
            <text:p/>
          </table:table-cell>
          <table:table-cell table:formula="of:=IF(AND([.B13]&lt;&gt;&quot;&quot;;[.C13]&lt;&gt;&quot;&quot;;[.C14]&lt;&gt;&quot;&quot;);[.B13]+[.C13];&quot;&quot;)">
            <text:p/>
          </table:table-cell>
          <table:table-cell/>
          <table:table-cell table:formula="of:=IF(AND([.B14]&lt;&gt;&quot;&quot;;[.C14]&lt;&gt;&quot;&quot;);[.B14]+[.C14]-1;&quot;&quot;)">
            <text:p/>
          </table:table-cell>
          <table:table-cell table:formula="of:=IF([.A14]=&quot;&quot;;&quot;&quot;;SUMIF([$'Bikemap Backlog'.E$6:.E$103];[$'Sprint List'.A14];[$'Bikemap Backlog'.D$6:.D$103]))">
            <text:p/>
          </table:table-cell>
          <table:table-cell table:content-validation-name="val1" table:formula="of:=IF(AND(OR([.F13]=&quot;Planned&quot;;[.F13]=&quot;Ongoing&quot;);[.C14]&lt;&gt;&quot;&quot;);&quot;Planned&quot;;&quot;Unplanned&quot;)" office:value-type="string" office:string-value="Unplanned">
            <text:p>Unplanned</text:p>
          </table:table-cell>
          <table:table-cell table:number-columns-repeated="3"/>
        </table:table-row>
        <table:table-row table:style-name="ro2">
          <table:table-cell table:formula="of:=IF(AND([.B15]&lt;&gt;&quot;&quot;;[.C15]&lt;&gt;&quot;&quot;);[.A14]+1;&quot;&quot;)">
            <text:p/>
          </table:table-cell>
          <table:table-cell table:formula="of:=IF(AND([.B14]&lt;&gt;&quot;&quot;;[.C14]&lt;&gt;&quot;&quot;;[.C15]&lt;&gt;&quot;&quot;);[.B14]+[.C14];&quot;&quot;)">
            <text:p/>
          </table:table-cell>
          <table:table-cell/>
          <table:table-cell table:formula="of:=IF(AND([.B15]&lt;&gt;&quot;&quot;;[.C15]&lt;&gt;&quot;&quot;);[.B15]+[.C15]-1;&quot;&quot;)">
            <text:p/>
          </table:table-cell>
          <table:table-cell table:formula="of:=IF([.A15]=&quot;&quot;;&quot;&quot;;SUMIF([$'Bikemap Backlog'.E$6:.E$103];[$'Sprint List'.A15];[$'Bikemap Backlog'.D$6:.D$103]))">
            <text:p/>
          </table:table-cell>
          <table:table-cell table:content-validation-name="val1" table:formula="of:=IF(AND(OR([.F14]=&quot;Planned&quot;;[.F14]=&quot;Ongoing&quot;);[.C15]&lt;&gt;&quot;&quot;);&quot;Planned&quot;;&quot;Unplanned&quot;)" office:value-type="string" office:string-value="Unplanned">
            <text:p>Unplanned</text:p>
          </table:table-cell>
          <table:table-cell table:number-columns-repeated="3"/>
        </table:table-row>
        <table:table-row table:style-name="ro2">
          <table:table-cell table:formula="of:=IF(AND([.B16]&lt;&gt;&quot;&quot;;[.C16]&lt;&gt;&quot;&quot;);[.A15]+1;&quot;&quot;)">
            <text:p/>
          </table:table-cell>
          <table:table-cell table:formula="of:=IF(AND([.B15]&lt;&gt;&quot;&quot;;[.C15]&lt;&gt;&quot;&quot;;[.C16]&lt;&gt;&quot;&quot;);[.B15]+[.C15];&quot;&quot;)">
            <text:p/>
          </table:table-cell>
          <table:table-cell/>
          <table:table-cell table:formula="of:=IF(AND([.B16]&lt;&gt;&quot;&quot;;[.C16]&lt;&gt;&quot;&quot;);[.B16]+[.C16]-1;&quot;&quot;)">
            <text:p/>
          </table:table-cell>
          <table:table-cell table:formula="of:=IF([.A16]=&quot;&quot;;&quot;&quot;;SUMIF([$'Bikemap Backlog'.E$6:.E$103];[$'Sprint List'.A16];[$'Bikemap Backlog'.D$6:.D$103]))">
            <text:p/>
          </table:table-cell>
          <table:table-cell table:content-validation-name="val1" table:formula="of:=IF(AND(OR([.F15]=&quot;Planned&quot;;[.F15]=&quot;Ongoing&quot;);[.C16]&lt;&gt;&quot;&quot;);&quot;Planned&quot;;&quot;Unplanned&quot;)" office:value-type="string" office:string-value="Unplanned">
            <text:p>Unplanned</text:p>
          </table:table-cell>
          <table:table-cell table:number-columns-repeated="3"/>
        </table:table-row>
        <table:table-row table:style-name="ro2">
          <table:table-cell table:formula="of:=IF(AND([.B17]&lt;&gt;&quot;&quot;;[.C17]&lt;&gt;&quot;&quot;);[.A16]+1;&quot;&quot;)">
            <text:p/>
          </table:table-cell>
          <table:table-cell table:formula="of:=IF(AND([.B16]&lt;&gt;&quot;&quot;;[.C16]&lt;&gt;&quot;&quot;;[.C17]&lt;&gt;&quot;&quot;);[.B16]+[.C16];&quot;&quot;)">
            <text:p/>
          </table:table-cell>
          <table:table-cell/>
          <table:table-cell table:formula="of:=IF(AND([.B17]&lt;&gt;&quot;&quot;;[.C17]&lt;&gt;&quot;&quot;);[.B17]+[.C17]-1;&quot;&quot;)">
            <text:p/>
          </table:table-cell>
          <table:table-cell table:formula="of:=IF([.A17]=&quot;&quot;;&quot;&quot;;SUMIF([$'Bikemap Backlog'.E$6:.E$103];[$'Sprint List'.A17];[$'Bikemap Backlog'.D$6:.D$103]))">
            <text:p/>
          </table:table-cell>
          <table:table-cell table:content-validation-name="val1" table:formula="of:=IF(AND(OR([.F16]=&quot;Planned&quot;;[.F16]=&quot;Ongoing&quot;);[.C17]&lt;&gt;&quot;&quot;);&quot;Planned&quot;;&quot;Unplanned&quot;)" office:value-type="string" office:string-value="Unplanned">
            <text:p>Unplanned</text:p>
          </table:table-cell>
          <table:table-cell table:number-columns-repeated="3"/>
        </table:table-row>
        <table:table-row table:style-name="ro2">
          <table:table-cell table:formula="of:=IF(AND([.B18]&lt;&gt;&quot;&quot;;[.C18]&lt;&gt;&quot;&quot;);[.A17]+1;&quot;&quot;)">
            <text:p/>
          </table:table-cell>
          <table:table-cell table:formula="of:=IF(AND([.B17]&lt;&gt;&quot;&quot;;[.C17]&lt;&gt;&quot;&quot;;[.C18]&lt;&gt;&quot;&quot;);[.B17]+[.C17];&quot;&quot;)">
            <text:p/>
          </table:table-cell>
          <table:table-cell/>
          <table:table-cell table:formula="of:=IF(AND([.B18]&lt;&gt;&quot;&quot;;[.C18]&lt;&gt;&quot;&quot;);[.B18]+[.C18]-1;&quot;&quot;)">
            <text:p/>
          </table:table-cell>
          <table:table-cell table:formula="of:=IF([.A18]=&quot;&quot;;&quot;&quot;;SUMIF([$'Bikemap Backlog'.E$6:.E$103];[$'Sprint List'.A18];[$'Bikemap Backlog'.D$6:.D$103]))">
            <text:p/>
          </table:table-cell>
          <table:table-cell table:content-validation-name="val1" table:formula="of:=IF(AND(OR([.F17]=&quot;Planned&quot;;[.F17]=&quot;Ongoing&quot;);[.C18]&lt;&gt;&quot;&quot;);&quot;Planned&quot;;&quot;Unplanned&quot;)" office:value-type="string" office:string-value="Unplanned">
            <text:p>Unplanned</text:p>
          </table:table-cell>
          <table:table-cell/>
          <table:table-cell table:style-name="ce18"/>
          <table:table-cell table:style-name="ce22"/>
        </table:table-row>
        <table:table-row table:style-name="ro2">
          <table:table-cell table:style-name="ce4" table:number-columns-repeated="3"/>
          <table:table-cell table:style-name="ce9" office:value-type="string">
            <text:p>Unallocated stories</text:p>
          </table:table-cell>
          <table:table-cell table:style-name="ce10" table:formula="of:=SUMIF([$'Bikemap Backlog'.E$6:.E$103];&quot;&quot;;[$'Bikemap Backlog'.D$6:.D$103])-SUMIF([$'Bikemap Backlog'.C$6:.C$103];&quot;Removed&quot;;[$'Bikemap Backlog'.D$6:.D$103])" office:value-type="float" office:value="0">
            <text:p>0</text:p>
          </table:table-cell>
          <table:table-cell table:style-name="ce4"/>
          <table:table-cell table:style-name="ce14"/>
          <table:table-cell table:style-name="ce4"/>
          <table:table-cell table:style-name="Default"/>
        </table:table-row>
      </table:table>
      <table:table table:name="Bikemap Backlog" table:style-name="ta1" table:print="false">
        <office:forms form:automatic-focus="false" form:apply-design-mode="false">
          <form:form form:name="WW-Standard" form:apply-filter="true" form:control-implementation="ooo:com.sun.star.form.component.Form" office:target-frame="" xlink:href="">
            <form:properties>
              <form:property form:property-name="GroupBy" office:value-type="string" office:string-value=""/>
              <form:property form:property-name="HavingClause" office:value-type="string" office:string-value=""/>
              <form:property form:property-name="MaxRows" office:value-type="float" office:value="0"/>
              <form:property form:property-name="UpdateCatalogName" office:value-type="string" office:string-value=""/>
              <form:property form:property-name="UpdateSchemaName" office:value-type="string" office:string-value=""/>
              <form:property form:property-name="UpdateTableName" office:value-type="string" office:string-value=""/>
            </form:properties>
            <form:button form:name="Button 4" form:control-implementation="ooo:com.sun.star.form.component.CommandButton" form:id="control1" form:label="Sort Product Backlog" form:printable="false" office:target-frame="" xlink:href="" form:image-data="" form:toggle="true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SortProductBacklog?language=Basic&amp;location=document"/>
              </office:event-listeners>
            </form:button>
          </form:form>
        </office:forms>
        <table:table-column table:style-name="co3" table:default-cell-style-name="ce24"/>
        <table:table-column table:style-name="co4" table:default-cell-style-name="ce28"/>
        <table:table-column table:style-name="co5" table:default-cell-style-name="ce24"/>
        <table:table-column table:style-name="co3" table:number-columns-repeated="3" table:default-cell-style-name="ce24"/>
        <table:table-column table:style-name="co6" table:default-cell-style-name="ce28"/>
        <table:table-column table:style-name="co3" table:number-columns-repeated="250" table:default-cell-style-name="ce27"/>
        <table:table-column table:style-name="co7" table:number-columns-repeated="767" table:default-cell-style-name="Default"/>
        <table:table-row table:style-name="ro1">
          <table:table-cell table:style-name="ce23" office:value-type="string">
            <text:p>Product Backlog</text:p>
          </table:table-cell>
          <table:table-cell/>
          <table:table-cell table:style-name="ce32" office:value-type="string">
            <text:p><text:s/></text:p>
          </table:table-cell>
          <table:table-cell>
            <draw:control table:end-cell-address="'Bikemap Backlog'.G2" table:end-x="2.464cm" table:end-y="0.134cm" draw:z-index="0" draw:text-style-name="P1" svg:width="6.055cm" svg:height="0.599cm" svg:x="1.76cm" svg:y="0.153cm" draw:control="control1"/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35"/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25" office:value-type="string">
            <office:annotation draw:style-name="gr1" draw:text-style-name="P2" svg:width="3.556cm" svg:height="1.878cm" svg:x="2.203cm" svg:y="1.253cm" draw:caption-point-x="-2.203cm" draw:caption-point-y="-1.253cm">
              <dc:date>2009-08-03T00:00:00</dc:date>
              <text:p text:style-name="P2"><text:span text:style-name="T1">Once a Story ID is given to a story, do not change that number or reuse it even if you delete the story.</text:span></text:p>
            </office:annotation>
            <text:p>Story ID</text:p>
          </table:table-cell>
          <table:table-cell table:style-name="ce29" office:value-type="string">
            <text:p>Story name</text:p>
          </table:table-cell>
          <table:table-cell table:style-name="ce33" table:content-validation-name="val2" office:value-type="string">
            <office:annotation draw:style-name="gr1" draw:text-style-name="P2" svg:width="4.614cm" svg:height="5.289cm" svg:x="10.729cm" svg:y="1.253cm" draw:caption-point-x="-10.729cm" draw:caption-point-y="-1.253cm">
              <dc:date>2009-08-03T00:00:00</dc:date>
              <text:p text:style-name="P2"><text:span text:style-name="T2">Use the following statuses:</text:span></text:p>
              <text:p text:style-name="P2"><text:span text:style-name="T1">Planned (or empty)</text:span></text:p>
              <text:p text:style-name="P2"><text:span text:style-name="T1">Ongoing</text:span></text:p>
              <text:p text:style-name="P2"><text:span text:style-name="T1">Done</text:span></text:p>
              <text:p text:style-name="P2"><text:span text:style-name="T1">Removed</text:span></text:p>
              <text:p text:style-name="P3"><text:span text:style-name="T3"/></text:p>
              <text:p text:style-name="P2"><text:span text:style-name="T1">The sheet uses the above statuses in the formatting and calculation formulas.</text:span></text:p>
            </office:annotation>
            <text:p>Status</text:p>
          </table:table-cell>
          <table:table-cell table:style-name="ce25" office:value-type="string">
            <office:annotation draw:style-name="gr1" draw:text-style-name="P2" svg:width="4.533cm" svg:height="0.501cm" svg:x="12.512cm" svg:y="1.253cm" draw:caption-point-x="-12.512cm" draw:caption-point-y="-1.253cm">
              <dc:date>2009-08-03T00:00:00</dc:date>
              <text:p text:style-name="P2"><text:span text:style-name="T1">Story Points or Ideal Days</text:span></text:p>
            </office:annotation>
            <text:p>Size</text:p>
          </table:table-cell>
          <table:table-cell table:style-name="ce25" office:value-type="string">
            <office:annotation draw:style-name="gr1" draw:text-style-name="P2" svg:width="5.316cm" svg:height="3.388cm" svg:x="15.55cm" svg:y="1.253cm" draw:caption-point-x="-15.55cm" draw:caption-point-y="-1.253cm">
              <dc:date>2009-08-03T00:00:00</dc:date>
              <text:p text:style-name="P2"><text:span text:style-name="T1">Create a release plan by assigning stories to planned sprints. If there are more stories in the backlog than in the plan, leave the remaining stories unassigned to sprints.</text:span></text:p>
            </office:annotation>
            <text:p>Sprint</text:p>
          </table:table-cell>
          <table:table-cell table:style-name="ce25" office:value-type="string">
            <office:annotation draw:style-name="gr1" draw:text-style-name="P2" svg:width="3.566cm" svg:height="1.854cm" svg:x="17.33cm" svg:y="1.253cm" draw:caption-point-x="-17.33cm" draw:caption-point-y="-1.253cm">
              <dc:date>2009-08-03T00:00:00</dc:date>
              <text:p text:style-name="P2"><text:span text:style-name="T1">You may assign priorities to the stories, but keep in mind that priority does not always equal implementation order.</text:span></text:p>
            </office:annotation>
            <text:p>Priority</text:p>
          </table:table-cell>
          <table:table-cell table:style-name="ce29" office:value-type="string">
            <text:p>Comments</text:p>
          </table:table-cell>
          <table:table-cell table:number-columns-repeated="1017"/>
        </table:table-row>
        <table:table-row table:style-name="ro2">
          <table:table-cell table:style-name="ce26" office:value-type="float" office:value="1">
            <text:p>1</text:p>
          </table:table-cell>
          <table:table-cell table:style-name="ce30" office:value-type="string">
            <text:p>Deployment structure</text:p>
          </table:table-cell>
          <table:table-cell table:style-name="ce34" table:content-validation-name="val2" office:value-type="string">
            <text:p>Done</text:p>
          </table:table-cell>
          <table:table-cell table:number-columns-repeated="2" table:style-name="ce26" office:value-type="float" office:value="1">
            <text:p>1</text:p>
          </table:table-cell>
          <table:table-cell table:style-name="ce26"/>
          <table:table-cell table:style-name="ce30"/>
          <table:table-cell table:number-columns-repeated="1017"/>
        </table:table-row>
        <table:table-row table:style-name="ro2">
          <table:table-cell table:style-name="ce26" office:value-type="float" office:value="2">
            <text:p>2</text:p>
          </table:table-cell>
          <table:table-cell table:style-name="ce30" office:value-type="string">
            <text:p>Look and feel (new interface)</text:p>
          </table:table-cell>
          <table:table-cell table:style-name="ce34" table:content-validation-name="val2" office:value-type="string">
            <text:p>Done</text:p>
          </table:table-cell>
          <table:table-cell table:number-columns-repeated="2" table:style-name="ce26" office:value-type="float" office:value="1">
            <text:p>1</text:p>
          </table:table-cell>
          <table:table-cell table:style-name="ce26"/>
          <table:table-cell table:style-name="ce30"/>
          <table:table-cell table:number-columns-repeated="1017"/>
        </table:table-row>
        <table:table-row table:style-name="ro2">
          <table:table-cell table:style-name="ce26" office:value-type="float" office:value="3">
            <text:p>3</text:p>
          </table:table-cell>
          <table:table-cell table:style-name="ce30" office:value-type="string">
            <text:p>Create github repository</text:p>
          </table:table-cell>
          <table:table-cell table:style-name="ce34" table:content-validation-name="val2" office:value-type="string">
            <text:p>Done</text:p>
          </table:table-cell>
          <table:table-cell table:number-columns-repeated="2" table:style-name="ce26" office:value-type="float" office:value="1">
            <text:p>1</text:p>
          </table:table-cell>
          <table:table-cell table:style-name="ce26"/>
          <table:table-cell table:style-name="ce30"/>
          <table:table-cell table:number-columns-repeated="1017"/>
        </table:table-row>
        <table:table-row table:style-name="ro2">
          <table:table-cell table:style-name="ce26" office:value-type="float" office:value="4">
            <text:p>4</text:p>
          </table:table-cell>
          <table:table-cell table:style-name="ce30" office:value-type="string">
            <text:p>Start writing backlog</text:p>
          </table:table-cell>
          <table:table-cell table:style-name="ce34" table:content-validation-name="val2" office:value-type="string">
            <text:p>Done</text:p>
          </table:table-cell>
          <table:table-cell table:number-columns-repeated="2" table:style-name="ce26" office:value-type="float" office:value="1">
            <text:p>1</text:p>
          </table:table-cell>
          <table:table-cell table:style-name="ce26"/>
          <table:table-cell table:style-name="ce30"/>
          <table:table-cell table:number-columns-repeated="1017"/>
        </table:table-row>
        <table:table-row table:style-name="ro2">
          <table:table-cell table:style-name="ce26" office:value-type="float" office:value="5">
            <text:p>5</text:p>
          </table:table-cell>
          <table:table-cell table:style-name="ce30" office:value-type="string">
            <text:p>Create blog</text:p>
          </table:table-cell>
          <table:table-cell table:style-name="ce34" table:content-validation-name="val2" office:value-type="string">
            <text:p>Done</text:p>
          </table:table-cell>
          <table:table-cell table:number-columns-repeated="2" table:style-name="ce26" office:value-type="float" office:value="1">
            <text:p>1</text:p>
          </table:table-cell>
          <table:table-cell table:style-name="ce26"/>
          <table:table-cell table:style-name="ce30"/>
          <table:table-cell table:number-columns-repeated="1017"/>
        </table:table-row>
        <table:table-row table:style-name="ro3">
          <table:table-cell table:style-name="ce26" office:value-type="float" office:value="6">
            <text:p>6</text:p>
          </table:table-cell>
          <table:table-cell table:style-name="ce30" office:value-type="string">
            <text:p>Change interface</text:p>
          </table:table-cell>
          <table:table-cell table:style-name="ce34" table:content-validation-name="val2" office:value-type="string">
            <text:p>Done</text:p>
          </table:table-cell>
          <table:table-cell table:style-name="ce26"/>
          <table:table-cell table:style-name="ce26" office:value-type="float" office:value="2">
            <text:p>2</text:p>
          </table:table-cell>
          <table:table-cell table:style-name="ce26"/>
          <table:table-cell table:style-name="ce30" office:value-type="string">
            <text:p>Search form list with results, maps</text:p>
          </table:table-cell>
          <table:table-cell table:number-columns-repeated="1017"/>
        </table:table-row>
        <table:table-row table:style-name="ro3">
          <table:table-cell table:style-name="ce26" office:value-type="float" office:value="7">
            <text:p>7</text:p>
          </table:table-cell>
          <table:table-cell table:style-name="ce30" office:value-type="string">
            <text:p>Version 0.1</text:p>
          </table:table-cell>
          <table:table-cell table:style-name="ce34" table:content-validation-name="val2" office:value-type="string">
            <text:p>Done</text:p>
          </table:table-cell>
          <table:table-cell table:style-name="ce26"/>
          <table:table-cell table:style-name="ce26" office:value-type="float" office:value="2">
            <text:p>2</text:p>
          </table:table-cell>
          <table:table-cell table:style-name="ce26"/>
          <table:table-cell table:style-name="ce30"/>
          <table:table-cell table:number-columns-repeated="1017"/>
        </table:table-row>
        <table:table-row table:style-name="ro2">
          <table:table-cell table:style-name="ce26" office:value-type="float" office:value="8">
            <text:p>8</text:p>
          </table:table-cell>
          <table:table-cell table:style-name="ce30"/>
          <table:table-cell table:style-name="ce34" table:content-validation-name="val2"/>
          <table:table-cell table:style-name="ce26" table:number-columns-repeated="3"/>
          <table:table-cell table:style-name="ce30"/>
          <table:table-cell table:number-columns-repeated="1017"/>
        </table:table-row>
        <table:table-row table:style-name="ro2">
          <table:table-cell table:style-name="ce26" office:value-type="float" office:value="9">
            <text:p>9</text:p>
          </table:table-cell>
          <table:table-cell table:style-name="ce30" office:value-type="string">
            <text:p>Change 500m hard coded distance rule </text:p>
          </table:table-cell>
          <table:table-cell table:style-name="ce34" table:content-validation-name="val2" office:value-type="string">
            <text:p>Done</text:p>
          </table:table-cell>
          <table:table-cell table:number-columns-repeated="2" table:style-name="ce26" office:value-type="float" office:value="3">
            <text:p>3</text:p>
          </table:table-cell>
          <table:table-cell table:style-name="ce26"/>
          <table:table-cell table:style-name="ce30" office:value-type="string">
            <text:p>List X number of closest stations</text:p>
          </table:table-cell>
          <table:table-cell table:number-columns-repeated="1017"/>
        </table:table-row>
        <table:table-row table:style-name="ro2">
          <table:table-cell table:style-name="ce26" office:value-type="float" office:value="10">
            <text:p>10</text:p>
          </table:table-cell>
          <table:table-cell table:style-name="Default" office:value-type="string">
            <text:p>Geocoder optimization when locating point</text:p>
          </table:table-cell>
          <table:table-cell table:style-name="Default" table:number-columns-repeated="4"/>
          <table:table-cell table:style-name="Default" office:value-type="string">
            <text:p>sometimes takes a point far away from the wanted area</text:p>
          </table:table-cell>
          <table:table-cell table:number-columns-repeated="1017"/>
        </table:table-row>
        <table:table-row table:style-name="ro2">
          <table:table-cell table:style-name="ce26" office:value-type="float" office:value="11">
            <text:p>11</text:p>
          </table:table-cell>
          <table:table-cell table:style-name="ce30"/>
          <table:table-cell table:style-name="ce34" table:content-validation-name="val2"/>
          <table:table-cell table:style-name="ce26" table:number-columns-repeated="3"/>
          <table:table-cell table:style-name="ce30"/>
          <table:table-cell table:number-columns-repeated="1017"/>
        </table:table-row>
        <table:table-row table:style-name="ro2">
          <table:table-cell table:style-name="ce26" office:value-type="float" office:value="12">
            <text:p>12</text:p>
          </table:table-cell>
          <table:table-cell table:style-name="Default" office:value-type="string">
            <text:p>Search form</text:p>
          </table:table-cell>
          <table:table-cell table:style-name="ce34" table:content-validation-name="val2" office:value-type="string">
            <text:p>Planned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4">
            <text:p>4</text:p>
          </table:table-cell>
          <table:table-cell table:style-name="Default"/>
          <table:table-cell table:style-name="Default" office:value-type="string">
            <text:p>Change possible search parameters</text:p>
          </table:table-cell>
          <table:table-cell table:number-columns-repeated="1017"/>
        </table:table-row>
        <table:table-row table:style-name="ro4">
          <table:table-cell table:style-name="ce26" office:value-type="float" office:value="13">
            <text:p>13</text:p>
          </table:table-cell>
          <table:table-cell table:style-name="ce30" office:value-type="string">
            <text:p>Bottom divider showing author, etc</text:p>
          </table:table-cell>
          <table:table-cell table:style-name="ce34" table:content-validation-name="val2" office:value-type="string">
            <text:p>Done</text:p>
          </table:table-cell>
          <table:table-cell table:style-name="ce26" table:number-columns-repeated="3"/>
          <table:table-cell table:style-name="ce30" office:value-type="string">
            <text:p>Add bottom divider with author name, contact email and version number</text:p>
          </table:table-cell>
          <table:table-cell table:number-columns-repeated="1017"/>
        </table:table-row>
        <table:table-row table:style-name="ro5">
          <table:table-cell table:style-name="ce26" office:value-type="float" office:value="14">
            <text:p>14</text:p>
          </table:table-cell>
          <table:table-cell table:style-name="ce30" office:value-type="string">
            <text:p>Look into search results for “show all”</text:p>
          </table:table-cell>
          <table:table-cell table:style-name="ce34" table:content-validation-name="val2" office:value-type="string">
            <text:p>Ongoing</text:p>
          </table:table-cell>
          <table:table-cell table:style-name="ce26" table:number-columns-repeated="3"/>
          <table:table-cell table:style-name="ce30" office:value-type="string">
            <text:p>drawAllMarkers lists a sorted array with the stations after having used DrawClosestMarkers (may be a feature)</text:p>
          </table:table-cell>
          <table:table-cell table:number-columns-repeated="1017"/>
        </table:table-row>
        <table:table-row table:style-name="ro2">
          <table:table-cell table:style-name="ce26" office:value-type="float" office:value="15">
            <text:p>15</text:p>
          </table:table-cell>
          <table:table-cell table:style-name="ce30" office:value-type="string">
            <text:p>Sample servlet</text:p>
          </table:table-cell>
          <table:table-cell table:style-name="ce34" table:content-validation-name="val2" office:value-type="string">
            <text:p>Ongoing</text:p>
          </table:table-cell>
          <table:table-cell table:style-name="ce26" table:number-columns-repeated="3"/>
          <table:table-cell table:style-name="ce30" office:value-type="string">
            <text:p>Look into how servlets work</text:p>
          </table:table-cell>
          <table:table-cell table:number-columns-repeated="1017"/>
        </table:table-row>
        <table:table-row table:style-name="ro4">
          <table:table-cell table:style-name="ce26" office:value-type="float" office:value="16">
            <text:p>16</text:p>
          </table:table-cell>
          <table:table-cell table:style-name="ce30" office:value-type="string">
            <text:p>Add link to blog and github</text:p>
          </table:table-cell>
          <table:table-cell table:style-name="ce34" table:content-validation-name="val2" office:value-type="string">
            <text:p>Planned</text:p>
          </table:table-cell>
          <table:table-cell table:style-name="ce26" table:number-columns-repeated="3"/>
          <table:table-cell table:style-name="ce30" office:value-type="string">
            <text:p>link to blog and github from <text:a xlink:href="http://martin.elwin.com/citybikes/">http://martin.elwin.com/citybikes/</text:a></text:p>
          </table:table-cell>
          <table:table-cell table:number-columns-repeated="1017"/>
        </table:table-row>
        <table:table-row table:style-name="ro2">
          <table:table-cell table:style-name="ce26"/>
          <table:table-cell table:style-name="ce30"/>
          <table:table-cell table:style-name="ce34" table:content-validation-name="val2"/>
          <table:table-cell table:style-name="ce26" table:number-columns-repeated="3"/>
          <table:table-cell table:style-name="ce30"/>
          <table:table-cell table:number-columns-repeated="1017"/>
        </table:table-row>
        <table:table-row table:style-name="ro2">
          <table:table-cell table:style-name="ce26"/>
          <table:table-cell table:style-name="ce30"/>
          <table:table-cell table:style-name="ce34" table:content-validation-name="val2"/>
          <table:table-cell table:style-name="ce26" table:number-columns-repeated="3"/>
          <table:table-cell table:style-name="ce36"/>
          <table:table-cell table:number-columns-repeated="1017"/>
        </table:table-row>
        <table:table-row table:style-name="ro2" table:number-rows-repeated="6">
          <table:table-cell table:style-name="ce26"/>
          <table:table-cell table:style-name="ce30"/>
          <table:table-cell table:style-name="ce34" table:content-validation-name="val2"/>
          <table:table-cell table:style-name="ce26" table:number-columns-repeated="3"/>
          <table:table-cell table:style-name="ce30"/>
          <table:table-cell table:number-columns-repeated="1017"/>
        </table:table-row>
        <table:table-row table:style-name="ro2">
          <table:table-cell table:style-name="ce26"/>
          <table:table-cell table:style-name="ce31"/>
          <table:table-cell table:style-name="ce34" table:content-validation-name="val2"/>
          <table:table-cell table:style-name="ce26" table:number-columns-repeated="3"/>
          <table:table-cell table:style-name="ce30"/>
          <table:table-cell table:number-columns-repeated="1017"/>
        </table:table-row>
        <table:table-row table:style-name="ro2" table:number-rows-repeated="7">
          <table:table-cell table:style-name="ce26"/>
          <table:table-cell table:style-name="ce30"/>
          <table:table-cell table:style-name="ce34" table:content-validation-name="val2"/>
          <table:table-cell table:style-name="ce26" table:number-columns-repeated="3"/>
          <table:table-cell table:style-name="ce30"/>
          <table:table-cell table:number-columns-repeated="1017"/>
        </table:table-row>
        <table:table-row table:style-name="ro2">
          <table:table-cell table:style-name="ce26"/>
          <table:table-cell table:style-name="ce30"/>
          <table:table-cell table:style-name="ce34" table:content-validation-name="val2"/>
          <table:table-cell table:style-name="ce26" table:number-columns-repeated="3"/>
          <table:table-cell table:style-name="ce30"/>
          <table:table-cell table:number-columns-repeated="2"/>
          <table:table-cell table:style-name="ce40"/>
          <table:table-cell table:number-columns-repeated="1014"/>
        </table:table-row>
        <table:table-row table:style-name="ro2" table:number-rows-repeated="4">
          <table:table-cell table:style-name="ce26"/>
          <table:table-cell table:style-name="ce30"/>
          <table:table-cell table:style-name="ce34" table:content-validation-name="val2"/>
          <table:table-cell table:style-name="ce26" table:number-columns-repeated="3"/>
          <table:table-cell table:style-name="ce30"/>
          <table:table-cell table:number-columns-repeated="1017"/>
        </table:table-row>
        <table:table-row table:style-name="ro2">
          <table:table-cell table:style-name="ce26"/>
          <table:table-cell table:style-name="ce30"/>
          <table:table-cell table:style-name="ce34" table:content-validation-name="val2"/>
          <table:table-cell table:style-name="ce26" table:number-columns-repeated="3"/>
          <table:table-cell table:style-name="ce37"/>
          <table:table-cell table:number-columns-repeated="1017"/>
        </table:table-row>
        <table:table-row table:style-name="ro2">
          <table:table-cell table:style-name="ce26"/>
          <table:table-cell table:style-name="ce30"/>
          <table:table-cell table:style-name="ce34" table:content-validation-name="val2"/>
          <table:table-cell table:style-name="ce26" table:number-columns-repeated="3"/>
          <table:table-cell table:style-name="ce38"/>
          <table:table-cell table:number-columns-repeated="1017"/>
        </table:table-row>
        <table:table-row table:style-name="ro2">
          <table:table-cell table:style-name="ce26"/>
          <table:table-cell table:style-name="ce30"/>
          <table:table-cell table:style-name="ce34" table:content-validation-name="val2"/>
          <table:table-cell table:style-name="ce26" table:number-columns-repeated="3"/>
          <table:table-cell table:style-name="ce30"/>
          <table:table-cell table:number-columns-repeated="1017"/>
        </table:table-row>
        <table:table-row table:style-name="ro2" table:number-rows-repeated="2">
          <table:table-cell table:style-name="ce26"/>
          <table:table-cell/>
          <table:table-cell table:style-name="ce34" table:content-validation-name="val2"/>
          <table:table-cell table:number-columns-repeated="3"/>
          <table:table-cell table:style-name="ce30"/>
          <table:table-cell table:number-columns-repeated="1017"/>
        </table:table-row>
        <table:table-row table:style-name="ro2" table:number-rows-repeated="6">
          <table:table-cell table:style-name="ce26"/>
          <table:table-cell table:style-name="ce30"/>
          <table:table-cell table:style-name="ce34" table:content-validation-name="val2"/>
          <table:table-cell table:style-name="ce26" table:number-columns-repeated="3"/>
          <table:table-cell table:style-name="ce30"/>
          <table:table-cell table:number-columns-repeated="1017"/>
        </table:table-row>
        <table:table-row table:style-name="ro2">
          <table:table-cell table:style-name="ce26"/>
          <table:table-cell table:style-name="ce27" table:number-columns-repeated="5"/>
          <table:table-cell table:style-name="ce39"/>
          <table:table-cell table:number-columns-repeated="1017"/>
        </table:table-row>
        <table:table-row table:style-name="ro2">
          <table:table-cell table:style-name="ce27"/>
          <table:table-cell table:style-name="ce30"/>
          <table:table-cell table:style-name="ce34" table:content-validation-name="val2"/>
          <table:table-cell table:style-name="ce26" table:number-columns-repeated="3"/>
          <table:table-cell table:style-name="ce30"/>
          <table:table-cell table:number-columns-repeated="1017"/>
        </table:table-row>
        <table:table-row table:style-name="ro2" table:number-rows-repeated="109">
          <table:table-cell table:style-name="ce26"/>
          <table:table-cell table:style-name="ce30"/>
          <table:table-cell table:style-name="ce34" table:content-validation-name="val2"/>
          <table:table-cell table:style-name="ce26" table:number-columns-repeated="3"/>
          <table:table-cell table:style-name="ce30"/>
          <table:table-cell table:number-columns-repeated="1017"/>
        </table:table-row>
        <table:table-row table:style-name="ro2">
          <table:table-cell table:style-name="ce26"/>
          <table:table-cell table:number-columns-repeated="1023"/>
        </table:table-row>
        <table:table-row table:style-name="ro2" table:number-rows-repeated="65371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en" fo:country="US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5P0" style:volatile="true">
      <number:number number:decimal-places="0" number:min-integer-digits="1" number:grouping="true"/>
      <number:text> mk</number:text>
    </number:number-style>
    <number:number-style style:name="N135">
      <number:text>-</number:text>
      <number:number number:decimal-places="0" number:min-integer-digits="1" number:grouping="true"/>
      <number:text> mk</number:text>
      <style:map style:condition="value()&gt;=0" style:apply-style-name="N135P0"/>
    </number:number-style>
    <number:number-style style:name="N136P0" style:volatile="true">
      <number:number number:decimal-places="0" number:min-integer-digits="1" number:grouping="true"/>
      <number:text> mk</number:text>
    </number:number-style>
    <number:number-style style:name="N136">
      <style:text-properties fo:color="#ff0000"/>
      <number:text>-</number:text>
      <number:number number:decimal-places="0" number:min-integer-digits="1" number:grouping="true"/>
      <number:text> mk</number:text>
      <style:map style:condition="value()&gt;=0" style:apply-style-name="N136P0"/>
    </number:number-style>
    <number:number-style style:name="N138P0" style:volatile="true">
      <number:number number:decimal-places="2" number:min-integer-digits="1" number:grouping="true"/>
      <number:text> mk</number:text>
    </number:number-style>
    <number:number-style style:name="N138">
      <number:text>-</number:text>
      <number:number number:decimal-places="2" number:min-integer-digits="1" number:grouping="true"/>
      <number:text> mk</number:text>
      <style:map style:condition="value()&gt;=0" style:apply-style-name="N138P0"/>
    </number:number-style>
    <number:number-style style:name="N139P0" style:volatile="true">
      <number:number number:decimal-places="2" number:min-integer-digits="1" number:grouping="true"/>
      <number:text> mk</number:text>
    </number:number-style>
    <number:number-style style:name="N139">
      <style:text-properties fo:color="#ff0000"/>
      <number:text>-</number:text>
      <number:number number:decimal-places="2" number:min-integer-digits="1" number:grouping="true"/>
      <number:text> mk</number:text>
      <style:map style:condition="value()&gt;=0" style:apply-style-name="N139P0"/>
    </number:number-style>
    <number:number-style style:name="N143P0" style:volatile="true">
      <number:number number:decimal-places="0" number:min-integer-digits="1" number:grouping="true"/>
      <number:text> mk </number:text>
    </number:number-style>
    <number:number-style style:name="N143P1" style:volatile="true">
      <number:text>-</number:text>
      <number:number number:decimal-places="0" number:min-integer-digits="1" number:grouping="true"/>
      <number:text> mk </number:text>
    </number:number-style>
    <number:number-style style:name="N143P2" style:volatile="true">
      <number:text> - mk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number number:decimal-places="0" number:min-integer-digits="1" number:grouping="true"/>
      <number:text>       </number:text>
    </number:number-style>
    <number:number-style style:name="N147P1" style:volatile="true">
      <number:text>-</number:text>
      <number:number number:decimal-places="0" number:min-integer-digits="1" number:grouping="true"/>
      <number:text>       </number:text>
    </number:number-style>
    <number:number-style style:name="N147P2" style:volatile="true">
      <number:text> -      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number number:decimal-places="2" number:min-integer-digits="1" number:grouping="true"/>
      <number:text> mk </number:text>
    </number:number-style>
    <number:number-style style:name="N151P1" style:volatile="true">
      <number:text>-</number:text>
      <number:number number:decimal-places="2" number:min-integer-digits="1" number:grouping="true"/>
      <number:text> mk </number:text>
    </number:number-style>
    <number:number-style style:name="N151P2" style:volatile="true">
      <number:text> -</number:text>
      <number:number number:decimal-places="0" number:min-integer-digits="0"/>
      <number:text> mk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number number:decimal-places="2" number:min-integer-digits="1" number:grouping="true"/>
      <number:text>       </number:text>
    </number:number-style>
    <number:number-style style:name="N155P1" style:volatile="true">
      <number:text>-</number:text>
      <number:number number:decimal-places="2" number:min-integer-digits="1" number:grouping="true"/>
      <number:text>       </number:text>
    </number:number-style>
    <number:number-style style:name="N155P2" style:volatile="true">
      <number:text> -</number:text>
      <number:number number:decimal-places="0" number:min-integer-digits="0"/>
      <number:text>      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7P0" style:volatile="true">
      <number:text>$</number:text>
      <number:number number:decimal-places="0" number:min-integer-digits="1" number:grouping="true"/>
      <number:text> </number:text>
    </number:number-style>
    <number:number-style style:name="N157">
      <number:text>($</number:text>
      <number:number number:decimal-places="0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text>$</number:text>
      <number:number number:decimal-places="0" number:min-integer-digits="1" number:grouping="true"/>
      <number:text> </number:text>
    </number:number-style>
    <number:number-style style:name="N15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58P0"/>
    </number:number-style>
    <number:number-style style:name="N160P0" style:volatile="true">
      <number:text>$</number:text>
      <number:number number:decimal-places="2" number:min-integer-digits="1" number:grouping="true"/>
      <number:text> </number:text>
    </number:number-style>
    <number:number-style style:name="N160">
      <number:text>($</number:text>
      <number:number number:decimal-places="2" number:min-integer-digits="1" number:grouping="true"/>
      <number:text>)</number:text>
      <style:map style:condition="value()&gt;=0" style:apply-style-name="N160P0"/>
    </number:number-style>
    <number:number-style style:name="N161P0" style:volatile="true">
      <number:text>$</number:text>
      <number:number number:decimal-places="2" number:min-integer-digits="1" number:grouping="true"/>
      <number:text> </number:text>
    </number:number-style>
    <number:number-style style:name="N16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61P0"/>
    </number:number-style>
    <number:number-style style:name="N165P0" style:volatile="true">
      <number:text> $</number:text>
      <number:number number:decimal-places="0" number:min-integer-digits="1" number:grouping="true"/>
      <number:text> </number:text>
    </number:number-style>
    <number:number-style style:name="N165P1" style:volatile="true">
      <number:text> $(</number:text>
      <number:number number:decimal-places="0" number:min-integer-digits="1" number:grouping="true"/>
      <number:text>)</number:text>
    </number:number-style>
    <number:number-style style:name="N165P2" style:volatile="true">
      <number:text> $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number:number number:decimal-places="0" number:min-integer-digits="1" number:grouping="true"/>
      <number:text> </number:text>
    </number:number-style>
    <number:number-style style:name="N169P1" style:volatile="true">
      <number:text> (</number:text>
      <number:number number:decimal-places="0" number:min-integer-digits="1" number:grouping="true"/>
      <number:text>)</number:text>
    </number:number-style>
    <number:number-style style:name="N169P2" style:volatile="true">
      <number:text> -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number:text> $</number:text>
      <number:number number:decimal-places="2" number:min-integer-digits="1" number:grouping="true"/>
      <number:text> </number:text>
    </number:number-style>
    <number:number-style style:name="N173P1" style:volatile="true">
      <number:text> $(</number:text>
      <number:number number:decimal-places="2" number:min-integer-digits="1" number:grouping="true"/>
      <number:text>)</number:text>
    </number:number-style>
    <number:number-style style:name="N173P2" style:volatile="true">
      <number:text> $-</number:text>
      <number:number number:decimal-places="0" number:min-integer-digits="0"/>
      <number:text>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7P0" style:volatile="true">
      <number:number number:decimal-places="2" number:min-integer-digits="1" number:grouping="true"/>
      <number:text> </number:text>
    </number:number-style>
    <number:number-style style:name="N177P1" style:volatile="true">
      <number:text> (</number:text>
      <number:number number:decimal-places="2" number:min-integer-digits="1" number:grouping="true"/>
      <number:text>)</number:text>
    </number:number-style>
    <number:number-style style:name="N177P2" style:volatile="true">
      <number:text> -</number:text>
      <number:number number:decimal-places="0" number:min-integer-digits="0"/>
      <number:text>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79P0" style:volatile="true">
      <number:text>Yes</number:text>
    </number:number-style>
    <number:number-style style:name="N179P1" style:volatile="true">
      <number:text>Yes</number:text>
    </number:number-style>
    <number:number-style style:name="N179">
      <number:text>No</number:text>
      <style:map style:condition="value()&gt;0" style:apply-style-name="N179P0"/>
      <style:map style:condition="value()&lt;0" style:apply-style-name="N179P1"/>
    </number:number-style>
    <number:number-style style:name="N181P0" style:volatile="true">
      <number:text>True</number:text>
    </number:number-style>
    <number:number-style style:name="N181P1" style:volatile="true">
      <number:text>True</number:text>
    </number:number-style>
    <number:number-style style:name="N181">
      <number:text>False</number:text>
      <style:map style:condition="value()&gt;0" style:apply-style-name="N181P0"/>
      <style:map style:condition="value()&lt;0" style:apply-style-name="N181P1"/>
    </number:number-style>
    <number:number-style style:name="N183P0" style:volatile="true">
      <number:text>On</number:text>
    </number:number-style>
    <number:number-style style:name="N183P1" style:volatile="true">
      <number:text>On</number:text>
    </number:number-style>
    <number:number-style style:name="N183">
      <number:text>Off</number:text>
      <style:map style:condition="value()&gt;0" style:apply-style-name="N183P0"/>
      <style:map style:condition="value()&lt;0" style:apply-style-name="N183P1"/>
    </number:number-style>
    <number:date-style style:name="N184">
      <number:day/>
      <number:text>/ </number:text>
      <number:month number:textual="true"/>
      <number:text>/ </number:text>
      <number:year number:style="long"/>
    </number:date-style>
    <number:date-style style:name="N185">
      <number:day/>
      <number:text>/</number:text>
      <number:month number:style="long"/>
      <number:text>/</number:text>
      <number:year number:style="long"/>
    </number:date-style>
    <number:currency-style style:name="N187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87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87P0"/>
    </number:currency-style>
    <number:date-style style:name="N188">
      <number:day/>
      <number:text>. </number:text>
      <number:month number:style="long" number:textual="true"/>
      <number:text>ta </number:text>
      <number:year number:style="long"/>
    </number:date-style>
    <number:date-style style:name="N190P0" style:volatile="true">
      <number:day/>
      <number:text>.</number:text>
      <number:month/>
      <number:text>.</number:text>
      <number:year number:style="long"/>
    </number:date-style>
    <number:text-style style:name="N190">
      <number:text-content/>
      <style:map style:condition="value()&gt;=0" style:apply-style-name="N190P0"/>
    </number:text-style>
    <number:number-style style:name="N191">
      <number:number number:decimal-places="1" number:min-integer-digits="1"/>
    </number:number-style>
    <number:number-style style:name="N192">
      <number:text>Sprint </number:text>
      <number:number number:decimal-places="0" number:min-integer-digits="0"/>
      <number:text> Backlog</number:text>
    </number:number-style>
    <number:number-style style:name="N193">
      <number:text>Last </number:text>
      <number:number number:decimal-places="0" number:min-integer-digits="0"/>
      <number:text> sprints</number:text>
    </number:number-style>
    <number:number-style style:name="N194">
      <number:number number:decimal-places="4" number:min-integer-digits="1"/>
    </number:number-style>
    <number:number-style style:name="N195">
      <number:number number:decimal-places="3" number:min-integer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2_5f_1_5f_1" style:display-name="Excel_CondFormat_2_1_1" style:family="table-cell" style:parent-style-name="Default">
      <style:table-cell-properties fo:background-color="#ccffcc"/>
    </style:style>
    <style:style style:name="Excel_5f_CondFormat_5f_2_5f_1_5f_2" style:display-name="Excel_CondFormat_2_1_2" style:family="table-cell" style:parent-style-name="Default">
      <style:table-cell-properties fo:background-color="#ffff99"/>
    </style:style>
    <style:style style:name="Excel_5f_CondFormat_5f_2_5f_1_5f_3" style:display-name="Excel_CondFormat_2_1_3" style:family="table-cell" style:parent-style-name="Default">
      <style:table-cell-properties fo:background-color="#ffbfbf"/>
    </style:style>
    <style:style style:name="Excel_5f_CondFormat_5f_2_5f_4_5f_1" style:display-name="Excel_CondFormat_2_4_1" style:family="table-cell" style:parent-style-name="Default">
      <style:table-cell-properties fo:background-color="#ccffcc"/>
    </style:style>
    <style:style style:name="Excel_5f_CondFormat_5f_2_5f_4_5f_2" style:display-name="Excel_CondFormat_2_4_2" style:family="table-cell" style:parent-style-name="Default">
      <style:table-cell-properties fo:background-color="#ffff99"/>
    </style:style>
    <style:style style:name="Excel_5f_CondFormat_5f_2_5f_4_5f_3" style:display-name="Excel_CondFormat_2_4_3" style:family="table-cell" style:parent-style-name="Default">
      <style:table-cell-properties fo:background-color="#ffbfbf"/>
    </style:style>
    <style:style style:name="Excel_5f_CondFormat_5f_2_5f_3_5f_1" style:display-name="Excel_CondFormat_2_3_1" style:family="table-cell" style:parent-style-name="Default">
      <style:table-cell-properties fo:background-color="#ccffcc"/>
    </style:style>
    <style:style style:name="Excel_5f_CondFormat_5f_2_5f_3_5f_2" style:display-name="Excel_CondFormat_2_3_2" style:family="table-cell" style:parent-style-name="Default">
      <style:table-cell-properties fo:background-color="#ffff99"/>
    </style:style>
    <style:style style:name="Excel_5f_CondFormat_5f_2_5f_3_5f_3" style:display-name="Excel_CondFormat_2_3_3" style:family="table-cell" style:parent-style-name="Default">
      <style:table-cell-properties fo:background-color="#ffbfbf"/>
    </style:style>
    <style:style style:name="Excel_5f_CondFormat_5f_2_5f_2_5f_1" style:display-name="Excel_CondFormat_2_2_1" style:family="table-cell" style:parent-style-name="Default">
      <style:table-cell-properties fo:background-color="#ccffcc"/>
    </style:style>
    <style:style style:name="Excel_5f_CondFormat_5f_2_5f_2_5f_2" style:display-name="Excel_CondFormat_2_2_2" style:family="table-cell" style:parent-style-name="Default">
      <style:table-cell-properties fo:background-color="#ffff99"/>
    </style:style>
    <style:style style:name="Excel_5f_CondFormat_5f_2_5f_2_5f_3" style:display-name="Excel_CondFormat_2_2_3" style:family="table-cell" style:parent-style-name="Default">
      <style:table-cell-properties fo:background-color="#ffbfbf"/>
    </style:style>
    <style:style style:name="Excel_5f_CondFormat_5f_1_5f_3_5f_1" style:display-name="Excel_CondFormat_1_3_1" style:family="table-cell" style:parent-style-name="Default">
      <style:text-properties fo:color="#666699"/>
    </style:style>
    <style:style style:name="Excel_5f_CondFormat_5f_1_5f_3_5f_2" style:display-name="Excel_CondFormat_1_3_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1_5f_1_5f_1" style:display-name="Excel_CondFormat_1_1_1" style:family="table-cell" style:parent-style-name="Default">
      <style:text-properties fo:color="#666699"/>
    </style:style>
    <style:style style:name="Excel_5f_CondFormat_5f_1_5f_1_5f_2" style:display-name="Excel_CondFormat_1_1_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1_5f_2_5f_1" style:display-name="Excel_CondFormat_1_2_1" style:family="table-cell" style:parent-style-name="Default">
      <style:text-properties fo:color="#666699"/>
    </style:style>
    <style:style style:name="Excel_5f_CondFormat_5f_1_5f_2_5f_2" style:display-name="Excel_CondFormat_1_2_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1_5f_2_5f_3" style:display-name="Excel_CondFormat_1_2_3" style:family="table-cell" style:parent-style-name="Default">
      <style:text-properties fo:color="#ffffff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8-10">10/08/2009</text:date>, <text:time>10:36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8-03T17:06:53</meta:creation-date>
    <dc:date>2009-08-10T10:35:57</dc:date>
    <meta:editing-duration>PT01H27M33S</meta:editing-duration>
    <meta:editing-cycles>25</meta:editing-cycles>
    <meta:generator>OpenOffice.org/3.0$Linux OpenOffice.org_project/300m15$Build-9379</meta:generator>
    <meta:document-statistic meta:table-count="2" meta:cell-count="184" meta:object-count="1"/>
    <meta:user-defined meta:name="Info 1"/>
    <meta:user-defined meta:name="Info 2"/>
    <meta:user-defined meta:name="Info 3"/>
    <meta:user-defined meta:name="Info 4"/>
  </office:meta>
</office:document-meta>
</file>